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0aae1"/>
    </style:style>
    <style:style style:name="T1" style:family="text">
      <style:text-properties officeooo:rsid="0000aae1"/>
    </style:style>
    <style:style style:name="T2" style:family="text">
      <style:text-properties officeooo:rsid="0005e8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Recherchieren Sie im Glossar des Lehrbuchs (S. 465 ff) die Begriffe: Personengesellschaften, Kapitalgesellschaften, Stakeholder. Wie würden Sie die Begriffe in eigenen Worten erklären?</text:p>
      <text:p text:style-name="Standard"/>
      <text:p text:style-name="Standard">Personengesellschafen: Personengesellschafen sind Gesellschafen, bei denen nicht – wie bei Kapitalgesellschafen – das Aufringen des Kapitals, sondern die Personen als Gesellschafer im Vordergrund stehen. Sie sind durch die persönliche Bindung der Gesellschafer gekennzeichnet, die i. d. R. im Unternehmen mitarbeiten und persönlich mit ihrem Vermögen für die Schulden hafen. Die beiden wichtigsten Personengesellschafen sind die Ofene Handelsgesellschaf (OHG) und die Kommanditgesellschaf (KG). </text:p>
      <text:p text:style-name="Standard"/>
      <text:p text:style-name="Standard">Kapitalgesellschafen: Als Kapitalgesellschafen werden diejenigen (Handels-) gesellschafen bezeichnet, bei denen das Aufringen des Kapitals und nicht – wie bei den Personengesellschafen – die persönliche Bindung an die Gesellschaf im Vordergrund steht. Das erforderliche Eigenkapital wird z. B. bei der AG durch meist anonyme Gesellschafer aufgebracht, die nur mit ihren Einlagen hafen. Hieraus ergibt sich ein System von Organen wie Hauptversammlung, Aufsichtsrat und Vorstand bei der AG. – Wichtigste Kapitalgesellschafen sind AG und GmbH. </text:p>
      <text:p text:style-name="Standard"/>
      <text:p text:style-name="Standard">Stakeholder: Alle Anspruchsgruppen des Unternehmens (Lieferanten, Manager, Mitarbeiter, Kunden, Staat und Gesellschaf<text:span text:style-name="T2">t</text:span>, Gläubiger und Eigentümer). </text:p>
      <text:p text:style-name="Standard"/>
      <text:p text:style-name="P1">2. VW hat 2019 den 3. Konzern-Nachhaltigkeitsbericht 2019 vorgelegt. Der Bericht ist ein gesonderter nichtfinanzieller Bericht nach §§ 289b Abs. 3 und 315b Abs. 3 HGB und dient zur Erfüllung der Anforderungen aus dem CSR-Richtlinie-Umsetzungsgesetz (CSR-RUG). Er enthält im Wesentlichen Informationen zu den Aspekten Arbeitnehmerbelange, Umweltbelange, Sozialbelange, Kundenbelange, Achtung der Menschenrechte sowie Bekämpfung von Korruption und Bestechung. Bitte lesen Sie die Einleitung und die Zusammenfassung bis Seite 13. Geben Sie eine kurze Zusammenfassung von 3 wesentlichen behandelten Themen im Beriecht. Link: <text:a xlink:type="simple" xlink:href="https://www.volkswagenag.com/presence/nachhaltigkeit/documents/sustainability-report/2019/Nichtfinanzieller_Bericht_2019_d.pdf" text:style-name="Internet_20_link" text:visited-style-name="Visited_20_Internet_20_Link">https://www.volkswagenag.com/presence/nachhaltigkeit/documents/sustainability-report/2019/Nichtfinanzieller_Bericht_2019_d.pdf</text:a></text:p>
      <text:p text:style-name="P1"/>
      <text:p text:style-name="P1"><text:span text:style-name="T1">3</text:span>. Beschreiben Sie kurz die organisatorische Gliederung (Funktionen) in der Wertschöpfungskette von VW (Seite 16 im Bericht).</text:p>
      <text:p text:style-name="P1"/>
      <text:p text:style-name="P1">4. Wie ist das Nachhaltigkeitsmanagement bei VW organisiert (Seite 30-32 im Bericht). </text:p>
      <text:p text:style-name="Standard"/>
      <text:p text:style-name="P1">5. Wer sind die Stakeholder von VW (bitte kurz 8 Stakeholder auflisten)? Beschreiben Sie kurz wie das strategische Stakeholder-Management bei VW organisiert ist? (siehe Seite 32– 35 <text:span text:style-name="T1">)</text:span></text:p>
      <text:p text:style-name="P1"/>
      <text:p text:style-name="P1">6. Im Kapitel „Digitalisierung und Kundenbelange“ wird das Vorhaben „Volkswagen We“ als digitales Ökosystem beschrieben (Seite 51). Beschreiben Sie in eigenen Worten was das Vorhaben für eine Zielsetzung hat.</text:p>
      <text:p text:style-name="P1"/>
      <text:p text:style-name="P1">7. Was sind die im Bericht unter „goTOzero“ beschriebenen 4 Handlungsfelder des VW-Konzerns für die Umsetzung dieser Zielsetzung (Seite 60)?</text:p>
      <text:p text:style-name="P1"/>
      <text:p text:style-name="P1">8. Recherchieren Sie auf den Seiten 71-72 den Energieverbrauch des Konzerns(insgesamt) sowie pro produziertem PKW, die CO2-Emissionen des VWKonzerns insgesamt sowie die CO2-Emission der PKW-Neuwagenflotte der Jahre 2010 und 2018-2019. Wurden die gesetzten Ziele erreich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9T16:33:20.147000000</meta:creation-date>
    <dc:date>2021-02-06T15:47:44.183000000</dc:date>
    <meta:editing-duration>PT8M18S</meta:editing-duration>
    <meta:editing-cycles>3</meta:editing-cycles>
    <meta:generator>LibreOffice/7.0.4.2$Windows_X86_64 LibreOffice_project/dcf040e67528d9187c66b2379df5ea4407429775</meta:generator>
    <meta:document-statistic meta:table-count="0" meta:image-count="0" meta:object-count="0" meta:page-count="1" meta:paragraph-count="11" meta:word-count="392" meta:character-count="3131" meta:non-whitespace-character-count="2740"/>
  </office:meta>
</office:document-meta>
</file>